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068cm" fo:min-width="3.945cm"/>
    </style:style>
    <style:style style:name="gr2" style:family="graphic" style:parent-style-name="standard">
      <style:graphic-properties draw:fill="solid" draw:fill-color="#81d41a" draw:textarea-horizontal-align="justify" draw:textarea-vertical-align="middle" draw:auto-grow-height="false" fo:min-height="1.274cm" fo:min-width="1.27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fill="solid" draw:fill-color="#ffbf00" draw:textarea-horizontal-align="justify" draw:textarea-vertical-align="middle" draw:auto-grow-height="false" fo:min-height="1.274cm" fo:min-width="1.2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  <style:paragraph-properties style:writing-mode="lr-tb"/>
    </style:style>
    <style:style style:name="gr6" style:family="graphic" style:parent-style-name="standard">
      <style:graphic-properties draw:fill="solid" draw:fill-color="#ffff38" draw:textarea-horizontal-align="justify" draw:textarea-vertical-align="middle" draw:auto-grow-height="false" fo:min-height="1.528cm" fo:min-width="3.183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9" style:family="graphic" style:parent-style-name="standard">
      <style:graphic-properties draw:fill="solid" draw:fill-color="#ffff00" draw:textarea-horizontal-align="justify" draw:textarea-vertical-align="middle" draw:auto-grow-height="false" fo:min-height="1.147cm" fo:min-width="2.29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fill="solid" draw:fill-color="#00a933" draw:textarea-horizontal-align="justify" draw:textarea-vertical-align="middle" draw:auto-grow-height="false" fo:min-height="0.766cm" fo:min-width="4.326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top" draw:auto-grow-height="false" fo:min-height="4.043cm" fo:min-width="4.58cm"/>
      <style:paragraph-properties style:writing-mode="lr-tb"/>
    </style:style>
    <style:style style:name="gr13" style:family="graphic" style:parent-style-name="standard">
      <style:graphic-properties draw:fill="none" draw:textarea-horizontal-align="justify" draw:textarea-vertical-align="top" draw:auto-grow-height="false" fo:min-height="4.043cm" fo:min-width="3.945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top" draw:auto-grow-height="false" fo:min-height="4.043cm" fo:min-width="4.199cm"/>
      <style:paragraph-properties style:writing-mode="lr-tb"/>
    </style:style>
    <style:style style:name="gr15" style:family="graphic" style:parent-style-name="standard">
      <style:graphic-properties draw:fill="solid" draw:fill-color="#729fcf" draw:textarea-horizontal-align="justify" draw:textarea-vertical-align="middle" draw:auto-grow-height="false" fo:min-height="0.766cm" fo:min-width="3.18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top" draw:auto-grow-height="false" fo:min-height="7.624cm" fo:min-width="4.707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top" draw:auto-grow-height="false" fo:min-height="7.624cm" fo:min-width="3.945cm"/>
      <style:paragraph-properties style:writing-mode="lr-tb"/>
    </style:style>
    <style:style style:name="gr19" style:family="graphic" style:parent-style-name="standard">
      <style:graphic-properties draw:fill="none" draw:textarea-horizontal-align="justify" draw:textarea-vertical-align="top" draw:auto-grow-height="false" fo:min-height="7.624cm" fo:min-width="4.199cm"/>
      <style:paragraph-properties style:writing-mode="lr-tb"/>
    </style:style>
    <style:style style:name="gr20" style:family="graphic" style:parent-style-name="standard">
      <style:graphic-properties draw:fill="none" draw:textarea-horizontal-align="justify" draw:textarea-vertical-align="top" draw:auto-grow-height="false" fo:min-height="7.643cm" fo:min-width="3.945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465cm" fo:min-width="0.39cm"/>
    </style:style>
    <style:style style:name="gr22" style:family="graphic" style:parent-style-name="standard">
      <style:graphic-properties draw:fill="solid" draw:fill-color="#ff8000" draw:textarea-horizontal-align="justify" draw:textarea-vertical-align="middle" draw:auto-grow-height="false" fo:min-height="0.766cm" fo:min-width="3.183cm"/>
      <style:paragraph-properties style:writing-mode="lr-tb"/>
    </style:style>
    <style:style style:name="gr23" style:family="graphic" style:parent-style-name="standard">
      <style:graphic-properties draw:fill="solid" draw:fill-color="#ffb66c" draw:textarea-horizontal-align="justify" draw:textarea-vertical-align="middle" draw:auto-grow-height="false" fo:min-height="0.766cm" fo:min-width="3.183cm"/>
      <style:paragraph-properties style:writing-mode="lr-tb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1.02cm" fo:min-width="2.294cm"/>
      <style:paragraph-properties style:writing-mode="lr-tb"/>
    </style:style>
    <style:style style:name="gr25" style:family="graphic" style:parent-style-name="standard">
      <style:graphic-properties draw:fill="solid" draw:fill-color="#3faf46" draw:textarea-horizontal-align="justify" draw:textarea-vertical-align="middle" draw:auto-grow-height="false" fo:min-height="0.766cm" fo:min-width="4.199cm"/>
      <style:paragraph-properties style:writing-mode="lr-tb"/>
    </style:style>
    <style:style style:name="gr26" style:family="graphic" style:parent-style-name="standard">
      <style:graphic-properties draw:fill="solid" draw:fill-color="#bbe33d" draw:textarea-horizontal-align="justify" draw:textarea-vertical-align="middle" draw:auto-grow-height="false" fo:min-height="0.766cm" fo:min-width="3.183cm"/>
      <style:paragraph-properties style:writing-mode="lr-tb"/>
    </style:style>
    <style:style style:name="gr27" style:family="graphic" style:parent-style-name="standard">
      <style:graphic-properties draw:fill="solid" draw:fill-color="#999999" draw:textarea-horizontal-align="justify" draw:textarea-vertical-align="middle" draw:auto-grow-height="false" fo:min-height="1.02cm" fo:min-width="2.294cm"/>
      <style:paragraph-properties style:writing-mode="lr-tb"/>
    </style:style>
    <style:style style:name="gr28" style:family="graphic" style:parent-style-name="standard">
      <style:graphic-properties draw:fill="solid" draw:fill-color="#ffff38" draw:textarea-horizontal-align="justify" draw:textarea-vertical-align="middle" draw:auto-grow-height="false" fo:min-height="1.147cm" fo:min-width="2.29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81d41a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bf00"/>
      <style:paragraph-properties fo:text-align="center" style:writing-mode="lr-tb"/>
    </style:style>
    <style:style style:name="P6" style:family="paragraph">
      <loext:graphic-properties draw:fill="solid" draw:fill-color="#ffff38"/>
      <style:paragraph-properties fo:text-align="center" style:writing-mode="lr-tb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="solid" draw:fill-color="#ffff00"/>
      <style:paragraph-properties fo:text-align="center"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11" style:family="paragraph">
      <loext:graphic-properties draw:fill="solid" draw:fill-color="#00a933"/>
      <style:paragraph-properties fo:text-align="center" style:writing-mode="lr-tb"/>
      <style:text-properties fo:font-size="18pt"/>
    </style:style>
    <style:style style:name="P12" style:family="paragraph">
      <style:paragraph-properties fo:text-align="start" style:writing-mode="lr-tb"/>
      <style:text-properties fo:font-size="18pt"/>
    </style:style>
    <style:style style:name="P13" style:family="paragraph">
      <loext:graphic-properties draw:fill="none"/>
      <style:paragraph-properties fo:text-align="start" style:writing-mode="lr-tb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5" style:family="paragraph">
      <loext:graphic-properties draw:fill="solid" draw:fill-color="#729fcf"/>
      <style:paragraph-properties fo:text-align="center" style:writing-mode="lr-tb"/>
      <style:text-properties fo:font-size="18pt"/>
    </style:style>
    <style:style style:name="P16" style:family="paragraph">
      <loext:graphic-properties draw:fill="solid" draw:fill-color="#ff8000"/>
      <style:paragraph-properties fo:text-align="center" style:writing-mode="lr-tb"/>
      <style:text-properties fo:font-size="18pt"/>
    </style:style>
    <style:style style:name="P17" style:family="paragraph">
      <loext:graphic-properties draw:fill="solid" draw:fill-color="#ffb66c"/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dddddd"/>
      <style:paragraph-properties fo:text-align="center" style:writing-mode="lr-tb"/>
      <style:text-properties fo:font-size="18pt"/>
    </style:style>
    <style:style style:name="P19" style:family="paragraph">
      <loext:graphic-properties draw:fill="solid" draw:fill-color="#3faf46"/>
      <style:paragraph-properties fo:text-align="center" style:writing-mode="lr-tb"/>
      <style:text-properties fo:font-size="18pt"/>
    </style:style>
    <style:style style:name="P20" style:family="paragraph">
      <loext:graphic-properties draw:fill="solid" draw:fill-color="#bbe33d"/>
      <style:paragraph-properties fo:text-align="center" style:writing-mode="lr-tb"/>
      <style:text-properties fo:font-size="18pt"/>
    </style:style>
    <style:style style:name="P21" style:family="paragraph">
      <style:paragraph-properties fo:text-align="center" style:writing-mode="lr-tb"/>
      <style:text-properties fo:font-size="14pt" style:font-size-asian="14pt" style:font-size-complex="14pt"/>
    </style:style>
    <style:style style:name="P22" style:family="paragraph">
      <loext:graphic-properties draw:fill="solid" draw:fill-color="#999999"/>
      <style:paragraph-properties fo:text-align="center" style:writing-mode="lr-tb"/>
      <style:text-properties fo:font-size="14pt" style:font-size-asian="14pt" style:font-size-complex="14pt"/>
    </style:style>
    <style:style style:name="P23" style:family="paragraph">
      <loext:graphic-properties draw:fill="solid" draw:fill-color="#ffff38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4.31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5.953cm" svg:y="9.2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5.318cm" svg:y="5.953cm">
          <draw:text-box>
            <text:p>Worker 1</text:p>
          </draw:text-box>
        </draw:frame>
        <draw:custom-shape draw:style-name="gr1" draw:text-style-name="P1" draw:layer="layout" svg:width="4.445cm" svg:height="4.318cm" svg:x="12.30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12.684cm" svg:y="9.12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83cm" svg:height="0.962cm" svg:x="12.049cm" svg:y="5.953cm">
          <draw:text-box>
            <text:p>Worker 2</text:p>
          </draw:text-box>
        </draw:frame>
        <draw:custom-shape draw:style-name="gr4" draw:text-style-name="P5" draw:layer="layout" svg:width="1.778cm" svg:height="1.524cm" svg:x="7.985cm" svg:y="9.382cm">
          <text:p text:style-name="P2">2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103cm" svg:height="0.962cm" svg:x="15.224cm" svg:y="14.843cm">
          <draw:text-box>
            <text:p>Replication factor: 2</text:p>
          </draw:text-box>
        </draw:frame>
        <draw:custom-shape draw:style-name="gr6" draw:text-style-name="P6" draw:layer="layout" svg:width="3.683cm" svg:height="1.778cm" svg:x="5.826cm" svg:y="7.35cm">
          <text:p text:style-name="P2">Executor 1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683cm" svg:height="1.778cm" svg:x="12.684cm" svg:y="7.223cm">
          <text:p text:style-name="P2">Executor 2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445cm" svg:height="4.318cm" svg:x="18.14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17.891cm" svg:y="5.953cm">
          <draw:text-box>
            <text:p>Worker 3</text:p>
          </draw:text-box>
        </draw:frame>
        <draw:custom-shape draw:style-name="gr6" draw:text-style-name="P6" draw:layer="layout" svg:width="3.683cm" svg:height="1.778cm" svg:x="18.526cm" svg:y="7.223cm">
          <text:p text:style-name="P2">Executor 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318cm" svg:x="23.733cm" svg:y="7.3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23.479cm" svg:y="6.207cm">
          <draw:text-box>
            <text:p>Worker 4</text:p>
          </draw:text-box>
        </draw:frame>
        <draw:custom-shape draw:style-name="gr6" draw:text-style-name="P6" draw:layer="layout" svg:width="3.683cm" svg:height="1.778cm" svg:x="24.114cm" svg:y="7.477cm">
          <text:p text:style-name="P2">Executor 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524cm" svg:x="24.241cm" svg:y="9.763cm">
          <text:p text:style-name="P2">2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0.367cm" svg:y1="11.414cm" svg:x2="7.794cm" svg:y2="11.414cm" draw:start-shape="id1" draw:start-glue-point="2" draw:end-shape="id2" draw:end-glue-point="2" svg:d="M20367 11414v501h-12573v-501" svg:viewBox="0 0 12574 502">
          <text:p/>
        </draw:connector>
      </draw:page>
      <draw:page draw:name="page2" draw:style-name="dp1" draw:master-page-name="Default">
        <draw:custom-shape draw:style-name="gr1" draw:text-style-name="P1" draw:layer="layout" svg:width="4.445cm" svg:height="4.318cm" svg:x="5.572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5.953cm" svg:y="9.255cm">
          <text:p text:style-name="P2">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5.318cm" svg:y="5.953cm">
          <draw:text-box>
            <text:p>Worker 1</text:p>
          </draw:text-box>
        </draw:frame>
        <draw:custom-shape draw:style-name="gr1" draw:text-style-name="P1" draw:layer="layout" svg:width="4.445cm" svg:height="4.318cm" svg:x="12.303cm" svg:y="7.0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78cm" svg:height="1.524cm" svg:x="12.684cm" svg:y="9.128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3.683cm" svg:height="0.962cm" svg:x="12.049cm" svg:y="5.953cm">
          <draw:text-box>
            <text:p>Worker 2</text:p>
          </draw:text-box>
        </draw:frame>
        <draw:frame draw:style-name="gr5" draw:text-style-name="P4" draw:layer="layout" svg:width="6.103cm" svg:height="0.962cm" svg:x="15.224cm" svg:y="14.843cm">
          <draw:text-box>
            <text:p>Replication factor: 2</text:p>
          </draw:text-box>
        </draw:frame>
        <draw:custom-shape draw:style-name="gr6" draw:text-style-name="P6" draw:layer="layout" svg:width="3.683cm" svg:height="1.778cm" svg:x="5.826cm" svg:y="7.35cm">
          <text:p text:style-name="P2">Executor 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4.318cm" svg:x="18.145cm" svg:y="7.096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17.891cm" svg:y="5.953cm">
          <draw:text-box>
            <text:p>Worker 3</text:p>
          </draw:text-box>
        </draw:frame>
        <draw:custom-shape draw:style-name="gr1" draw:text-style-name="P1" draw:layer="layout" svg:width="4.445cm" svg:height="4.318cm" svg:x="23.733cm" svg:y="7.0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83cm" svg:height="0.962cm" svg:x="23.479cm" svg:y="5.907cm">
          <draw:text-box>
            <text:p>Worker 4</text:p>
          </draw:text-box>
        </draw:frame>
        <draw:custom-shape draw:style-name="gr4" draw:text-style-name="P5" draw:layer="layout" svg:width="1.778cm" svg:height="1.524cm" svg:x="24.241cm" svg:y="9.463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8cm" svg:height="1.524cm" svg:x="20.177cm" svg:y="9.255cm">
          <text:p text:style-name="P2">2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19.431cm" svg:height="2.384cm" svg:x="5.445cm" svg:y="2.651cm">
          <draw:text-box>
            <text:p>IMPORTANT: Number of partitions &gt;= Number of HDFS blocks</text:p>
          </draw:text-box>
        </draw:frame>
      </draw:page>
      <draw:page draw:name="page3" draw:style-name="dp1" draw:master-page-name="Default">
        <draw:custom-shape draw:style-name="gr9" draw:text-style-name="P9" draw:layer="layout" svg:width="2.794cm" svg:height="1.397cm" svg:x="15.732cm" svg:y="18.399cm">
          <text:p text:style-name="P8"><text:span text:style-name="T1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5.461cm" svg:height="1.673cm" svg:x="10.271cm" svg:y="1cm">
          <draw:text-box>
            <text:p><text:span text:style-name="T2">SPARK</text:span></text:p>
          </draw:text-box>
        </draw:frame>
        <draw:custom-shape draw:style-name="gr11" draw:text-style-name="P11" draw:layer="layout" svg:width="4.826cm" svg:height="1.016cm" svg:x="1.127cm" svg:y="18.907cm">
          <text:p text:style-name="P8"><text:span text:style-name="T1">ClusterManag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4.293cm" svg:x="3.286cm" svg:y="6.826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4.445cm" svg:height="4.293cm" svg:x="10.017cm" svg:y="6.801cm">
          <text:p text:style-name="P12"><text:span text:style-name="T3">Worker Node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699cm" svg:height="4.293cm" svg:x="14.716cm" svg:y="6.826cm">
          <text:p text:style-name="P14"><text:span text:style-name="T3">Worker Node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.699cm" svg:height="4.293cm" svg:x="19.669cm" svg:y="6.801cm">
          <text:p text:style-name="P14"><text:span text:style-name="T3">Worker Node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10.525cm" svg:y="17.764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9.001cm" svg:y="18.272cm">
          <text:p text:style-name="P8"><text:span text:style-name="T1">Execut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5" draw:text-style-name="P15" draw:layer="layout" svg:width="3.683cm" svg:height="1.016cm" svg:x="7.604cm" svg:y="18.907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5.08cm" svg:height="4.293cm" svg:x="10.779cm" svg:y="12.43cm">
          <text:p text:style-name="P12"><text:span text:style-name="T3">Client Node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6" draw:text-style-name="P10" draw:layer="layout" svg:width="12.446cm" svg:height="3.095cm" svg:x="8.271cm" svg:y="1cm">
          <draw:text-box>
            <text:p><text:span text:style-name="T2">SPARK + HADOOP</text:span></text:p>
          </draw:text-box>
        </draw:frame>
        <draw:custom-shape draw:style-name="gr17" draw:text-style-name="P13" draw:layer="layout" svg:width="5.207cm" svg:height="7.874cm" svg:x="3.286cm" svg:y="3.902cm">
          <text:p text:style-name="P12"><text:span text:style-name="T3">Mas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4.445cm" svg:height="7.874cm" svg:x="10.017cm" svg:y="3.902cm">
          <text:p text:style-name="P12"><text:span text:style-name="T3">Node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4.699cm" svg:height="7.874cm" svg:x="14.716cm" svg:y="3.902cm">
          <text:p text:style-name="P12"><text:span text:style-name="T3">Node 2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445cm" svg:height="7.893cm" svg:x="19.669cm" svg:y="3.902cm">
          <text:p text:style-name="P12"><text:span text:style-name="T3">Node 3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89cm" svg:height="1.143cm" svg:x="4.175cm" svg:y="15.3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2" draw:text-style-name="P16" draw:layer="layout" svg:width="3.683cm" svg:height="1.016cm" svg:x="0.619cm" svg:y="17.129cm">
          <text:p text:style-name="P8"><text:span text:style-name="T1">Name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683cm" svg:height="1.016cm" svg:x="6.461cm" svg:y="16.113cm">
          <text:p text:style-name="P8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889cm" svg:height="1.143cm" svg:x="2.905cm" svg:y="15.3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1" draw:text-style-name="P1" draw:layer="layout" svg:width="0.889cm" svg:height="1.143cm" svg:x="1.508cm" svg:y="15.35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17" draw:layer="layout" svg:width="3.683cm" svg:height="1.016cm" svg:x="5.699cm" svg:y="16.621cm">
          <text:p text:style-name="P8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.683cm" svg:height="1.016cm" svg:x="5.064cm" svg:y="17.129cm">
          <text:p text:style-name="P8"><text:span text:style-name="T1">DataNo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794cm" svg:height="1.27cm" svg:x="17.484cm" svg:y="18.343cm">
          <text:p text:style-name="P8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draw:layer="layout" svg:width="4.699cm" svg:height="1.016cm" svg:x="0.542cm" svg:y="18.598cm">
          <text:p text:style-name="P8"><text:span text:style-name="T4">ResourceManag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draw:layer="layout" svg:width="3.683cm" svg:height="1.016cm" svg:x="7.858cm" svg:y="17.891cm">
          <text:p text:style-name="P8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2.794cm" svg:height="1.27cm" svg:x="12.938cm" svg:y="18.78cm">
          <text:p text:style-name="P21"><text:span text:style-name="T5">App 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3.683cm" svg:height="1.016cm" svg:x="6.715cm" svg:y="18.145cm">
          <text:p text:style-name="P8"><text:span text:style-name="T4">Node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0" draw:layer="layout" svg:width="3.683cm" svg:height="1.016cm" svg:x="5.826cm" svg:y="18.653cm">
          <text:p text:style-name="P8"><text:span text:style-name="T4">NodeManag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8" draw:layer="layout" svg:width="2.794cm" svg:height="1.27cm" svg:x="16.494cm" svg:y="18.653cm">
          <text:p text:style-name="P8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8" draw:layer="layout" svg:width="2.794cm" svg:height="1.27cm" svg:x="15.859cm" svg:y="19.288cm">
          <text:p text:style-name="P8"><text:span text:style-name="T3">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5.08cm" svg:height="4.293cm" svg:x="12.328cm" svg:y="12.63cm">
          <text:p text:style-name="P12"><text:span text:style-name="T3">Client Node</text:span></text:p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794cm" svg:height="1.397cm" svg:x="23.606cm" svg:y="17.129cm">
          <text:p text:style-name="P8"><text:span text:style-name="T1">Driv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21.066cm" svg:y="19.542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21.701cm" svg:y="19.161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683cm" svg:height="1.016cm" svg:x="22.336cm" svg:y="18.78cm">
          <text:p text:style-name="P8"><text:span text:style-name="T1">Executo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2T16:19:14.786182033</meta:creation-date>
    <dc:date>2024-07-02T18:50:00.968162639</dc:date>
    <meta:editing-duration>PT11H19M29S</meta:editing-duration>
    <meta:editing-cycles>17</meta:editing-cycles>
    <meta:generator>LibreOffice/7.3.7.2$Linux_X86_64 LibreOffice_project/30$Build-2</meta:generator>
    <meta:document-statistic meta:object-count="69"/>
  </office:meta>
</office:document-meta>
</file>